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3.0pt" fo:color="#3c3c3b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OS ile Mobil Programlama Ara Sınav</text:span></text:p>
      <text:p text:style-name="P1"><text:span text:style-name="T1">1. Konsola “iOS ile Mobil Programlama 101” yazdırınız.</text:span></text:p>
      <text:p text:style-name="P1"><text:span text:style-name="T1">2. İsim ve soyisiminizi String olarak tanımlayıp “isim soyisim“ şeklinde konsola yazdırınız.</text:span></text:p>
      <text:p text:style-name="P1"><text:span text:style-name="T1">3. Syntax adında bir String tanımlayıp içerisinde yazılım dili açısından syntax’ı açıklayınız. </text:span></text:p>
      <text:p text:style-name="P1"><text:span text:style-name="T1">4. Swift dilinde konsola birşey yazdırmak için herhangi bir library import etmeye ihtiyaç vardır. (E) (H)</text:span></text:p>
      <text:p text:style-name="P1"><text:span text:style-name="T1">5. Swift dilinde programın çalışması main methodundan başlar. (E) (H)</text:span></text:p>
      <text:p text:style-name="P1"><text:span text:style-name="T1">6. Swift dilinde ifadeleri sonlşandırmak için “;” sembolünün kullanılması zorunlu değildir. (E) (H)</text:span></text:p>
      <text:p text:style-name="P1"><text:span text:style-name="T1">7. “Merhaba dünyalı elma yer misin?” cümlesindeki “e” karakter sayısını konsola yazdırınız.</text:span></text:p>
      <text:p text:style-name="P1"><text:span text:style-name="T1">8. “Doğan” ve “Kılıç” değerlerine sahip iki String tanımlayınız. Tanımladığınız değerleri arasına kalp emojisi gelecek biçimde konsola yazdırınız.</text:span></text:p>
      <text:p text:style-name="P1"><text:span text:style-name="T1">9. Swift dilinde değişkenler tanımlanırken tipleri bildirilmek zorundadır. (E) (H)</text:span></text:p>
      <text:p text:style-name="P1"><text:span text:style-name="T1">10. İçerisinde boolean değişken tanımlanmış olan bir class tanımlayınız. Boolean tanımaldığınız değişkenin değerini konsola yazdırınız.</text:span></text:p>
      <text:p text:style-name="P1"><text:span text:style-name="T1">11. İki int tanımayınız. Sayılardan büyük olanı konsola yazdırınız.</text:span></text:p>
      <text:p text:style-name="P1"><text:span text:style-name="T1">12. Dört int tanımlayınız. Sayılardan küçük olanı konsola yazdırınız.</text:span></text:p>
      <text:p text:style-name="P1"><text:span text:style-name="T1">13. Altı double tanımlayınız. Sayılardan büyük olanı ve sayı ortalamasını konsola yazdırınız.</text:span></text:p>
      <text:p text:style-name="P1"><text:span text:style-name="T1">14. Ahmet’in maaşı yıl içerisinde değişmektedir (1200, 2000, 800, 4000, 3000, 1000, 2000, 0, 0 , 2500, 957, 1800). iPhone 5s 1000 tl, iPhone 6 1800 tl, iPhone 6s 2000tl, iPhone 6s+ 2200tl, iPhone 7 3000 tl ve her ay bir telefon alma/almama şartıyla 12 ay sonunda hangi telefonları almış olabileceğini listeleyiniz.</text:span></text:p>
      <text:p text:style-name="P1"><text:span text:style-name="T1">15. 14.soruyu telefon ücretleri %25 indirimli olacak şekilde güncelleyiniz.</text:span></text:p>
      <text:p text:style-name="P1"><text:span text:style-name="T1">16. Kısaltılmış if statementlarına bir örnek veriniz.</text:span></text:p>
      <text:p text:style-name="P1"><text:span text:style-name="T1">17. “Deneme merhaba” <text:s/>stringinin ortasına güler yüz emojisi ekleyip konsola bastırınız.</text:span></text:p>
      <text:p text:style-name="P1"><text:span text:style-name="T1">18. NSString metodlarına bir örnek veriniz. (Programmatic)</text:span></text:p>
      <text:p text:style-name="P1"><text:span text:style-name="T1">19. Sabitlerle değişkenler arasındaki fark nedir. Bir sabit tanımlayıop değişken bir değerle çarpınız.</text:span></text:p>
      <text:p text:style-name="P1"><text:span text:style-name="T1">20. <text:s/>let keyword’ü ile tanımlanmış bir stringin sonuna string eklenemez. (E) (H)</text:span></text:p>
      <text:p text:style-name="P1"><text:span text:style-name="T1">21. Bir int array tanımlayıp içeriğini konsola bastırınız.</text:span></text:p>
      <text:p text:style-name="P1"><text:span text:style-name="T1">22. Swift dilinde değişkenleri null/nill tanımlamak mümkün müdür? Açıklayınız.</text:span></text:p>
      <text:p text:style-name="P1"><text:span text:style-name="T1">23. Optionals ne işe yarar? Açıklayınız.</text:span></text:p>
      <text:p text:style-name="P1"><text:span text:style-name="T1">24. Bir String array tanımalyıp içeriğini satır satır konsola yazdırınız.</text:span></text:p>
      <text:p text:style-name="P1"><text:span text:style-name="T1">25. Fn fonksiyonu = 0 if n=0, = 1 if n = 1, = Fn-1 + Fn-2 if n&gt;1 (Fibonacci) programını swift <text:s/>dilinde yazını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76</meta:generator>
  </office:meta>
</office:document-meta>
</file>